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a93e"/>
    </style:style>
    <style:style style:name="P2" style:family="paragraph" style:parent-style-name="Standard">
      <style:text-properties style:font-name="Ubuntu" fo:font-size="18pt" officeooo:rsid="00152cbb" officeooo:paragraph-rsid="00152cbb"/>
    </style:style>
    <style:style style:name="P3" style:family="paragraph" style:parent-style-name="Standard">
      <style:text-properties officeooo:rsid="0013a93e" officeooo:paragraph-rsid="0013a93e"/>
    </style:style>
    <style:style style:name="P4" style:family="paragraph" style:parent-style-name="Standard">
      <style:text-properties officeooo:rsid="00181d4b" officeooo:paragraph-rsid="00181d4b"/>
    </style:style>
    <style:style style:name="P5" style:family="paragraph" style:parent-style-name="Standard">
      <style:paragraph-properties fo:text-align="justify" style:justify-single-word="false"/>
      <style:text-properties officeooo:rsid="00181d4b" officeooo:paragraph-rsid="00181d4b"/>
    </style:style>
    <style:style style:name="P6" style:family="paragraph" style:parent-style-name="Standard">
      <style:text-properties fo:font-size="14pt" officeooo:rsid="0016a253" officeooo:paragraph-rsid="0016a253"/>
    </style:style>
    <style:style style:name="P7" style:family="paragraph" style:parent-style-name="Standard">
      <style:text-properties officeooo:paragraph-rsid="001afcf8"/>
    </style:style>
    <style:style style:name="P8" style:family="paragraph" style:parent-style-name="Standard">
      <style:paragraph-properties fo:text-align="justify" style:justify-single-word="false"/>
      <style:text-properties officeooo:paragraph-rsid="001afcf8"/>
    </style:style>
    <style:style style:name="P9" style:family="paragraph" style:parent-style-name="Standard">
      <style:text-properties officeooo:paragraph-rsid="001c788d"/>
    </style:style>
    <style:style style:name="P10" style:family="paragraph" style:parent-style-name="Standard">
      <style:paragraph-properties fo:text-align="justify" style:justify-single-word="false"/>
      <style:text-properties officeooo:rsid="0020fb6f" officeooo:paragraph-rsid="0020fb6f"/>
    </style:style>
    <style:style style:name="P11" style:family="paragraph" style:parent-style-name="Standard">
      <style:paragraph-properties fo:text-align="justify" style:justify-single-word="false"/>
      <style:text-properties officeooo:paragraph-rsid="0020fb6f"/>
    </style:style>
    <style:style style:name="P12" style:family="paragraph" style:parent-style-name="Standard">
      <style:paragraph-properties fo:text-align="justify" style:justify-single-word="false"/>
      <style:text-properties officeooo:rsid="00251673" officeooo:paragraph-rsid="00251673"/>
    </style:style>
    <style:style style:name="T1" style:family="text">
      <style:text-properties officeooo:rsid="00152cbb"/>
    </style:style>
    <style:style style:name="T2" style:family="text">
      <style:text-properties officeooo:rsid="0013a93e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52cbb"/>
    </style:style>
    <style:style style:name="T5" style:family="text">
      <style:text-properties style:text-position="super 58%" officeooo:rsid="001c258e"/>
    </style:style>
    <style:style style:name="T6" style:family="text">
      <style:text-properties officeooo:rsid="00156c69"/>
    </style:style>
    <style:style style:name="T7" style:family="text">
      <style:text-properties officeooo:rsid="0019c8ae"/>
    </style:style>
    <style:style style:name="T8" style:family="text">
      <style:text-properties officeooo:rsid="001a8657"/>
    </style:style>
    <style:style style:name="T9" style:family="text">
      <style:text-properties officeooo:rsid="001c258e"/>
    </style:style>
    <style:style style:name="T10" style:family="text">
      <style:text-properties officeooo:rsid="001afcf8"/>
    </style:style>
    <style:style style:name="T11" style:family="text">
      <style:text-properties officeooo:rsid="001c788d"/>
    </style:style>
    <style:style style:name="T12" style:family="text">
      <style:text-properties officeooo:rsid="001d9930"/>
    </style:style>
    <style:style style:name="T13" style:family="text">
      <style:text-properties officeooo:rsid="0021a636"/>
    </style:style>
    <style:style style:name="T14" style:family="text">
      <style:text-properties officeooo:rsid="0024f6db"/>
    </style:style>
    <style:style style:name="T15" style:family="text">
      <style:text-properties officeooo:rsid="00251673"/>
    </style:style>
    <style:style style:name="T16" style:family="text">
      <style:text-properties officeooo:rsid="0020fb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ading &amp; Writing</text:span><text:span text:style-name="T2"> | </text:span><text:span text:style-name="T1">4</text:span><text:span text:style-name="T4">th</text:span><text:span text:style-name="T1"> </text:span><text:span text:style-name="T2">Quarter</text:span></text:p>
      <text:p text:style-name="P2">Mini Performance Task 2 (Part 2)</text:p>
      <text:p text:style-name="P1"><text:span text:style-name="T2">February </text:span><text:span text:style-name="T6">21</text:span><text:span text:style-name="T2"> 2021</text:span></text:p>
      <text:p text:style-name="P3"/>
      <text:p text:style-name="P3"/>
      <text:p text:style-name="P6">Ahmad Badron</text:p>
      <text:p text:style-name="P4">8156 17<text:span text:style-name="T3">th</text:span> Street</text:p>
      <text:p text:style-name="P4">Al Khobar Al Janubiyah, KSA</text:p>
      <text:p text:style-name="P4"/>
      <text:p text:style-name="P4">To the Selection Committee:</text:p>
      <text:p text:style-name="P4"/>
      <text:p text:style-name="P5"><text:tab/>My name is Ahmad Badron and I am a high school senior in the International Philippine School in Al Khobar, KSA. <text:span text:style-name="T7">By the summer of 2022, I will be starting my freshman </text:span><text:span text:style-name="T8">year at the Mindanao State University with an intended major in Mathematics, </text:span><text:span text:style-name="T9">and also intending to go down a Computer Science path</text:span><text:span text:style-name="T8">.</text:span></text:p>
      <text:p text:style-name="P4"/>
      <text:p text:style-name="P8"><text:span text:style-name="T10"><text:tab/>I have studied my high school years in different schools and environments, </text:span><text:span text:style-name="T9">so I can adjust pretty well to any environment. I joined the Robotics Club in my freshman year in IPSA as a high school junior, which is where my interest in programming sparked. In my 3</text:span><text:span text:style-name="T5">rd</text:span><text:span text:style-name="T9"> year of junior high school, we <text:s/>were met with </text:span><text:span text:style-name="T11">the C++ programming in our computer class and got me going into programming and exploring other programming languages. As I have traversed different programming languages and different fields, I can quite confidently say I have learned the basic fundamentals of programming and have gotten pretty familiar with various languages, to add.</text:span></text:p>
      <text:p text:style-name="P7"/>
      <text:p text:style-name="P9"><text:span text:style-name="T11"><text:tab/>I have strong feelings about going down a career path in the Computer Science industry. </text:span><text:span text:style-name="T12">And I can tell you I am <text:s/>very passionate about it. I want to find solutions to problems that people might never known they had. I also want to find ways to make everyday life more convenient for anyone who needs it.</text:span></text:p>
      <text:p text:style-name="P9"/>
      <text:p text:style-name="P10"><text:tab/>I still have so much more room to grow and learn more, and that is why I want to focus on school. As we all know it <text:span text:style-name="T13">college fees usually tend to be high, and although my parents work abroad, I still want to help them with the expenses that they already have there. This scholarship would help me achieve that and lessen the </text:span><text:span text:style-name="T14">temporary </text:span><text:span text:style-name="T13">burden on my family. </text:span></text:p>
      <text:p text:style-name="P10"/>
      <text:p text:style-name="P11"><text:span text:style-name="T16"><text:tab/></text:span><text:span text:style-name="T14">I’d </text:span><text:span text:style-name="T15">really love</text:span><text:span text:style-name="T14"> to contribute as much as I can offer to Mindanao State University, and hopefully graduate with the pride of the University. </text:span><text:span text:style-name="T15">It’d be my pleasure to receive a scholarship. Thank you for your time and attention, I look forward to your response.</text:span></text:p>
      <text:p text:style-name="P11"/>
      <text:p text:style-name="P12">Sincerely,</text:p>
      <text:p text:style-name="P12"/>
      <text:p text:style-name="P12">Ahmad Badr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09:22:28.190573374</meta:creation-date>
    <dc:title>BAG</dc:title>
    <meta:editing-duration>PT1H51M28S</meta:editing-duration>
    <meta:editing-cycles>6</meta:editing-cycles>
    <meta:generator>LibreOffice/6.4.6.2$Linux_X86_64 LibreOffice_project/40$Build-2</meta:generator>
    <dc:date>2021-02-22T12:24:36.092202512</dc:date>
    <meta:document-statistic meta:table-count="0" meta:image-count="0" meta:object-count="0" meta:page-count="1" meta:paragraph-count="14" meta:word-count="365" meta:character-count="2047" meta:non-whitespace-character-count="1688"/>
    <meta:template xlink:type="simple" xlink:actuate="onRequest" xlink:title="BAG" xlink:href="../../../../../Templates/BAG.ott" meta:date="2021-02-21T09:22:25.936844864"/>
  </office:meta>
</office:document-meta>
</file>